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6cm" fo:min-width="0cm"/>
    </style:style>
    <style:style style:name="gr5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loext:graphic-properties draw:fill="none" draw:fill-color="#ffffff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9cm" svg:height="9.088cm" svg:x="1.635cm" svg:y="1.635cm">
          <draw:text-box>
            <text:p>1.</text:p>
            <text:p><text:span text:style-name="T1">#include &lt;stdio.h&gt;</text:span></text:p>
            <text:p><text:span text:style-name="T1">#include &lt;ctype.h&gt;</text:span></text:p>
            <text:p><text:span text:style-name="T1"/></text:p>
            <text:p><text:span text:style-name="T1">int main(void){</text:span></text:p>
            <text:p><text:span text:style-name="T1"><text:s text:c="2"/></text:span><text:span text:style-name="T1">int c;</text:span></text:p>
            <text:p><text:span text:style-name="T1"/></text:p>
            <text:p><text:span text:style-name="T1"><text:s text:c="2"/></text:span><text:span text:style-name="T1">for ( ; ; ){</text:span></text:p>
            <text:p><text:span text:style-name="T1"><text:s text:c="4"/></text:span><text:span text:style-name="T1">c = getchar();</text:span></text:p>
            <text:p><text:span text:style-name="T1"><text:s text:c="4"/></text:span><text:span text:style-name="T1">if(islower(c)){</text:span></text:p>
            <text:p><text:span text:style-name="T1"><text:s text:c="6"/></text:span><text:span text:style-name="T1">putchar(toupper(c));</text:span></text:p>
            <text:p><text:span text:style-name="T1"><text:s text:c="4"/></text:span><text:span text:style-name="T1">}else{</text:span></text:p>
            <text:p><text:span text:style-name="T1"><text:s text:c="6"/></text:span><text:span text:style-name="T1">putchar(tolower(c));</text:span></text:p>
            <text:p><text:span text:style-name="T1"><text:s text:c="4"/></text:span><text:span text:style-name="T1">}</text:span></text:p>
            <text:p><text:span text:style-name="T1"><text:s text:c="2"/></text:span><text:span text:style-name="T1">}</text:span></text:p>
            <text:p><text:span text:style-name="T1"><text:s text:c="2"/></text:span><text:span text:style-name="T1">return 0;</text:span></text:p>
            <text:p><text:span text:style-name="T1">}</text:span></text:p>
            <text:p><text:span text:style-name="T1">Gist: 5e279a5b0a5257aec2bd</text:span></text:p>
          </draw:text-box>
        </draw:frame>
        <draw:frame draw:style-name="gr1" draw:text-style-name="P1" draw:layer="layout" svg:width="5.844cm" svg:height="9.566cm" svg:x="7.858cm" svg:y="1.635cm">
          <draw:text-box>
            <text:p>2.a</text:p>
            <text:p><text:span text:style-name="T1">#include &lt;stdio.h&gt;</text:span></text:p>
            <text:p><text:span text:style-name="T1">#include &lt;ctype.h&gt;</text:span></text:p>
            <text:p><text:span text:style-name="T1"/></text:p>
            <text:p><text:span text:style-name="T1">int main(void){</text:span></text:p>
            <text:p><text:span text:style-name="T1"><text:s text:c="2"/></text:span><text:span text:style-name="T1">int c;</text:span></text:p>
            <text:p><text:span text:style-name="T1"><text:s text:c="2"/></text:span><text:span text:style-name="T1">c = getchar();</text:span></text:p>
            <text:p><text:span text:style-name="T1"><text:s text:c="2"/></text:span><text:span text:style-name="T1">while(c != EOF){</text:span></text:p>
            <text:p><text:span text:style-name="T1"><text:s text:c="4"/></text:span><text:span text:style-name="T1">if(islower(c))</text:span></text:p>
            <text:p><text:span text:style-name="T1"><text:s text:c="6"/></text:span><text:span text:style-name="T1">putchar(toupper(c));</text:span></text:p>
            <text:p><text:span text:style-name="T1"><text:s text:c="4"/></text:span><text:span text:style-name="T1">else</text:span></text:p>
            <text:p><text:span text:style-name="T1"><text:s text:c="6"/></text:span><text:span text:style-name="T1">putchar(tolower(c));</text:span></text:p>
            <text:p><text:span text:style-name="T1"><text:s text:c="4"/></text:span><text:span text:style-name="T1">c = getchar();</text:span></text:p>
            <text:p><text:span text:style-name="T1"><text:s text:c="2"/></text:span><text:span text:style-name="T1">}</text:span></text:p>
            <text:p><text:span text:style-name="T1"><text:s text:c="2"/></text:span><text:span text:style-name="T1">return 0;</text:span></text:p>
            <text:p><text:span text:style-name="T1">}</text:span></text:p>
            <text:p><text:span text:style-name="T1"/></text:p>
            <text:p><text:span text:style-name="T1">Gist:47d24b9430e7124ffc89</text:span></text:p>
            <text:p><text:span text:style-name="T1"/></text:p>
          </draw:text-box>
        </draw:frame>
        <draw:frame draw:style-name="gr2" draw:text-style-name="P3" draw:layer="layout" svg:width="6.89cm" svg:height="4.553cm" svg:x="13.11cm" svg:y="1.635cm">
          <draw:text-box>
            <text:p text:style-name="P2"><text:span text:style-name="T1">2.a soru açıklaması:</text:span></text:p>
            <text:p text:style-name="P2"><text:span text:style-name="T1">Çağırma şekli şöyledir:</text:span></text:p>
            <text:p text:style-name="P2"><text:span text:style-name="T1">./a.out &lt;kaynak.txt&gt;hedef.txt</text:span></text:p>
            <text:p text:style-name="P2"><text:span text:style-name="T1"/></text:p>
            <text:p text:style-name="P2"><text:span text:style-name="T1">Kaynak.txt'deki string değerlerini</text:span></text:p>
            <text:p text:style-name="P2"><text:span text:style-name="T1">Büyük/küçük ve tam tersi şeklinde</text:span></text:p>
            <text:p text:style-name="P2"><text:span text:style-name="T1">Çevirir ve hedef.txt'ye yazar</text:span></text:p>
          </draw:text-box>
        </draw:frame>
        <draw:frame draw:style-name="gr1" draw:text-style-name="P1" draw:layer="layout" svg:width="4.964cm" svg:height="8.132cm" svg:x="1.803cm" svg:y="10.686cm">
          <draw:text-box>
            <text:p>2.b</text:p>
            <text:p><text:span text:style-name="T1">#include &lt;stdio.h&gt;</text:span></text:p>
            <text:p><text:span text:style-name="T1">#include &lt;ctype.h&gt;</text:span></text:p>
            <text:p><text:span text:style-name="T1"/></text:p>
            <text:p><text:span text:style-name="T1">int main(void){</text:span></text:p>
            <text:p><text:span text:style-name="T1"><text:s text:c="2"/></text:span><text:span text:style-name="T1">int c;</text:span></text:p>
            <text:p><text:span text:style-name="T1"><text:s text:c="2"/></text:span><text:span text:style-name="T1">c = getchar();</text:span></text:p>
            <text:p><text:span text:style-name="T1"><text:s text:c="2"/></text:span><text:span text:style-name="T1">while(c != EOF){</text:span></text:p>
            <text:p><text:span text:style-name="T1"><text:s text:c="4"/></text:span><text:span text:style-name="T1">if(islower(c))</text:span></text:p>
            <text:p><text:span text:style-name="T1"><text:s text:c="6"/></text:span><text:span text:style-name="T1">putchar(toupper(c));</text:span></text:p>
            <text:p><text:span text:style-name="T1"><text:s text:c="4"/></text:span><text:span text:style-name="T1">else</text:span></text:p>
            <text:p><text:span text:style-name="T1"><text:s text:c="6"/></text:span><text:span text:style-name="T1">putchar(c);</text:span></text:p>
            <text:p><text:span text:style-name="T1"><text:s text:c="4"/></text:span><text:span text:style-name="T1">c = getchar();</text:span></text:p>
            <text:p><text:span text:style-name="T1"><text:s text:c="2"/></text:span><text:span text:style-name="T1">}</text:span></text:p>
            <text:p><text:span text:style-name="T1"><text:s text:c="2"/></text:span><text:span text:style-name="T1">return 0;</text:span></text:p>
            <text:p><text:span text:style-name="T1">}</text:span></text:p>
          </draw:text-box>
        </draw:frame>
        <draw:frame draw:style-name="gr2" draw:text-style-name="P3" draw:layer="layout" svg:width="6.89cm" svg:height="4.075cm" svg:x="13.11cm" svg:y="6.207cm">
          <draw:text-box>
            <text:p text:style-name="P2"><text:span text:style-name="T1">2.b soru açıklaması:</text:span></text:p>
            <text:p text:style-name="P2"><text:span text:style-name="T1">Çağırma şekli şöyledir:</text:span></text:p>
            <text:p text:style-name="P2"><text:span text:style-name="T1">./a.out &lt;kaynak.txt&gt;hedef.txt</text:span></text:p>
            <text:p text:style-name="P2"><text:span text:style-name="T1"/></text:p>
            <text:p text:style-name="P2"><text:span text:style-name="T1">Kaynak.txt'deki string değerlerini</text:span></text:p>
            <text:p text:style-name="P2"><text:span text:style-name="T1">Büyük ise küçük yapar</text:span></text:p>
            <text:p text:style-name="P2"><text:span text:style-name="T1">ve hedef.txt'ye yazar.</text:span></text:p>
          </draw:text-box>
        </draw:frame>
        <draw:frame draw:style-name="gr1" draw:text-style-name="P1" draw:layer="layout" svg:width="6.446cm" svg:height="8.132cm" svg:x="6.746cm" svg:y="10.745cm">
          <draw:text-box>
            <text:p>3</text:p>
            <text:p><text:span text:style-name="T1">#include &lt;stdio.h&gt;</text:span></text:p>
            <text:p><text:span text:style-name="T1">#include &lt;stdlib.h&gt;</text:span></text:p>
            <text:p><text:span text:style-name="T1"/></text:p>
            <text:p><text:span text:style-name="T1">int main (int argc, char *argv[ ]){</text:span></text:p>
            <text:p><text:span text:style-name="T1"><text:s text:c="2"/></text:span><text:span text:style-name="T1">int <text:s/>n1,n2,n3;</text:span></text:p>
            <text:p><text:span text:style-name="T1"/></text:p>
            <text:p><text:span text:style-name="T1"><text:s text:c="2"/></text:span><text:span text:style-name="T1">n1 = atoi(argv[1]);</text:span></text:p>
            <text:p><text:span text:style-name="T1"><text:s text:c="2"/></text:span><text:span text:style-name="T1">n2 = atoi(argv[2]);</text:span></text:p>
            <text:p><text:span text:style-name="T1"><text:s text:c="2"/></text:span><text:span text:style-name="T1">n3 = n1 + n2;</text:span></text:p>
            <text:p><text:span text:style-name="T1"><text:s text:c="2"/></text:span><text:span text:style-name="T1">printf("Toplam: %d\n", n3);</text:span></text:p>
            <text:p><text:span text:style-name="T1"><text:s text:c="2"/></text:span></text:p>
            <text:p><text:span text:style-name="T1"><text:s text:c="2"/></text:span><text:span text:style-name="T1">return 0;</text:span></text:p>
            <text:p><text:span text:style-name="T1">}</text:span></text:p>
            <text:p><text:span text:style-name="T1">Gist: a82b52a6dca2146de5dc</text:span></text:p>
            <text:p><text:span text:style-name="T1"/></text:p>
          </draw:text-box>
        </draw:frame>
        <draw:frame draw:style-name="gr3" draw:text-style-name="P3" draw:layer="layout" svg:width="6.89cm" svg:height="5.509cm" svg:x="13.11cm" svg:y="10.652cm">
          <draw:text-box>
            <text:p text:style-name="P2"><text:span text:style-name="T1">3. soru açıklaması:</text:span></text:p>
            <text:p text:style-name="P2"><text:span text:style-name="T1">Çağırma şekli şöyledir:</text:span></text:p>
            <text:p text:style-name="P2"><text:span text:style-name="T1">./a.out 5 7</text:span></text:p>
            <text:p text:style-name="P2"><text:span text:style-name="T1"/></text:p>
            <text:p text:style-name="P2"><text:span text:style-name="T1">*argv key olarak 0 =&gt; a.out temsil</text:span></text:p>
            <text:p text:style-name="P2"><text:span text:style-name="T1">Etmekte olduğu için 1=&gt; 5 ve </text:span><text:span text:style-name="T1"><text:line-break/></text:span><text:span text:style-name="T1">2 =&gt; 7 şeklindedir. Atoi ise girilen</text:span></text:p>
            <text:p text:style-name="P2"><text:span text:style-name="T1">Değeri integer'a çevirmeye yarar.</text:span></text:p>
          </draw:text-box>
        </draw:frame>
        <draw:frame draw:style-name="gr1" draw:text-style-name="P1" draw:layer="layout" svg:width="13.447cm" svg:height="10.044cm" svg:x="1.133cm" svg:y="19.153cm">
          <draw:text-box>
            <text:p>4.b</text:p>
            <text:p><text:span text:style-name="T1">#include &lt;stdio.h&gt;</text:span></text:p>
            <text:p><text:span text:style-name="T1">#include &lt;stdlib.h&gt;</text:span></text:p>
            <text:p><text:span text:style-name="T1"/></text:p>
            <text:p><text:span text:style-name="T1">int main(int argc, char *argv[ ]){</text:span></text:p>
            <text:p><text:span text:style-name="T1"><text:s text:c="2"/></text:span><text:span text:style-name="T1">int alt_sinir, ust_sinir, toplan, i;</text:span></text:p>
            <text:p><text:span text:style-name="T1"><text:s text:c="2"/></text:span><text:span text:style-name="T1">alt_sinir = atoi(argv[1]);</text:span></text:p>
            <text:p><text:span text:style-name="T1"><text:s text:c="2"/></text:span><text:span text:style-name="T1">ust_sinir = atoi(argv[2]);</text:span></text:p>
            <text:p><text:span text:style-name="T1"><text:s text:c="2"/></text:span><text:span text:style-name="T1">printf("%d ile %d arasindaki sayilarin toplami : <text:s/>", alt_sinir, ust_sinir);</text:span></text:p>
            <text:p><text:span text:style-name="T1"><text:s text:c="2"/></text:span><text:span text:style-name="T1">int toplam = 0;</text:span></text:p>
            <text:p><text:span text:style-name="T1"/></text:p>
            <text:p><text:span text:style-name="T1"><text:s text:c="2"/></text:span><text:span text:style-name="T1">for(i=alt_sinir; i&lt;=ust_sinir; i++){</text:span></text:p>
            <text:p><text:span text:style-name="T1"><text:s text:c="4"/></text:span><text:span text:style-name="T1">toplam = toplam + i;</text:span></text:p>
            <text:p><text:span text:style-name="T1"><text:s text:c="2"/></text:span><text:span text:style-name="T1">}</text:span></text:p>
            <text:p><text:span text:style-name="T1"/></text:p>
            <text:p><text:span text:style-name="T1"><text:s text:c="2"/></text:span><text:span text:style-name="T1">printf("%d \n", toplam);</text:span></text:p>
            <text:p><text:span text:style-name="T1"><text:s text:c="2"/></text:span><text:span text:style-name="T1">return 0;</text:span></text:p>
            <text:p><text:span text:style-name="T1">}</text:span></text:p>
            <text:p><text:span text:style-name="T1">Gist: c5282c6d0b6b6c0457ae</text:span></text:p>
            <text:p><text:span text:style-name="T1"/></text:p>
          </draw:text-box>
        </draw:frame>
        <draw:frame draw:style-name="gr4" draw:text-style-name="P3" draw:layer="layout" svg:width="10.491cm" svg:height="4.216cm" svg:x="9.509cm" svg:y="18.882cm">
          <draw:text-box>
            <text:p text:style-name="P2"><text:span text:style-name="T1">4.b soru açıklaması:</text:span></text:p>
            <text:p text:style-name="P2"><text:span text:style-name="T1">Çağırma şekli şöyledir: ./a.out 5 7</text:span></text:p>
            <text:p text:style-name="P2"><text:span text:style-name="T1"/></text:p>
            <text:p text:style-name="P2"><text:span text:style-name="T1">*argv key olarak 0 =&gt; a.out temsil etmekte olduğu için 1=&gt; 5 ve 2 =&gt; 7 şeklindedir. Atoi ise girilen</text:span></text:p>
            <text:p text:style-name="P2"><text:span text:style-name="T1">Değeri integer'a çevirmeye yarar. For döngüsüne</text:span></text:p>
            <text:p text:style-name="P2"><text:span text:style-name="T1">Girdiğinde alt sınır'dan üst sınıra kadar döner ve</text:span></text:p>
            <text:p text:style-name="P2"><text:span text:style-name="T1">Toplam değişkenine toplamını atar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6.14cm" svg:height="14.824cm" svg:x="1.635cm" svg:y="1.635cm">
          <draw:text-box>
            <text:p>5.</text:p>
            <text:p><text:span text:style-name="T1">#include &lt;stdio.h&gt;</text:span></text:p>
            <text:p><text:span text:style-name="T1"/></text:p>
            <text:p><text:span text:style-name="T1">int main (void){</text:span></text:p>
            <text:p><text:span text:style-name="T1"><text:s text:c="2"/></text:span><text:span text:style-name="T1">int c;</text:span></text:p>
            <text:p><text:span text:style-name="T1"><text:s text:c="2"/></text:span><text:span text:style-name="T1">c = getchar();</text:span></text:p>
            <text:p><text:span text:style-name="T1"><text:s text:c="2"/></text:span><text:span text:style-name="T1">char alf[] = "abcdefghijklmnoprstuvyzwqxABCDEFGHIJKLMNOPRSTUVYZWQX";</text:span></text:p>
            <text:p><text:span text:style-name="T1"><text:s text:c="2"/></text:span><text:span text:style-name="T1">while (c != EOF){</text:span></text:p>
            <text:p><text:span text:style-name="T1"><text:s text:c="4"/></text:span><text:span text:style-name="T1">int i=0;</text:span></text:p>
            <text:p><text:span text:style-name="T1"><text:s text:c="4"/></text:span><text:span text:style-name="T1">int found = 0;</text:span></text:p>
            <text:p><text:span text:style-name="T1"><text:s text:c="4"/></text:span></text:p>
            <text:p><text:span text:style-name="T1"><text:s text:c="4"/></text:span><text:span text:style-name="T1">while(found == 0 &amp;&amp; i&lt;52){</text:span></text:p>
            <text:p><text:span text:style-name="T1"><text:s text:c="6"/></text:span><text:span text:style-name="T1">if(alf[i] == c){</text:span></text:p>
            <text:p><text:span text:style-name="T1"><text:s text:c="8"/></text:span><text:span text:style-name="T1">if(i&gt;25){</text:span></text:p>
            <text:p><text:span text:style-name="T1"><text:s text:c="10"/></text:span><text:span text:style-name="T1">c = alf[i-26];</text:span></text:p>
            <text:p><text:span text:style-name="T1"><text:s text:c="8"/></text:span><text:span text:style-name="T1">}else{</text:span></text:p>
            <text:p><text:span text:style-name="T1"><text:s text:c="10"/></text:span><text:span text:style-name="T1">c = alf[i+26];</text:span></text:p>
            <text:p><text:span text:style-name="T1"><text:s text:c="8"/></text:span><text:span text:style-name="T1">}</text:span></text:p>
            <text:p><text:span text:style-name="T1"><text:s text:c="8"/></text:span><text:span text:style-name="T1">found = 1;</text:span></text:p>
            <text:p><text:span text:style-name="T1"><text:s text:c="6"/></text:span><text:span text:style-name="T1">}</text:span></text:p>
            <text:p><text:span text:style-name="T1"><text:s text:c="6"/></text:span><text:span text:style-name="T1">i++; <text:s text:c="5"/></text:span></text:p>
            <text:p><text:span text:style-name="T1"><text:s text:c="4"/></text:span><text:span text:style-name="T1">}</text:span></text:p>
            <text:p><text:span text:style-name="T1"/></text:p>
            <text:p><text:span text:style-name="T1"><text:s text:c="2"/></text:span><text:span text:style-name="T1">putchar(c);</text:span></text:p>
            <text:p><text:span text:style-name="T1"><text:s text:c="2"/></text:span><text:span text:style-name="T1">c = getchar();</text:span></text:p>
            <text:p><text:span text:style-name="T1"><text:s text:c="4"/></text:span></text:p>
            <text:p><text:span text:style-name="T1"><text:s text:c="2"/></text:span><text:span text:style-name="T1">}</text:span></text:p>
            <text:p><text:span text:style-name="T1"><text:s text:c="2"/></text:span><text:span text:style-name="T1">return 0;</text:span></text:p>
            <text:p><text:span text:style-name="T1">}</text:span></text:p>
            <text:p><text:span text:style-name="T1">Gist: f8075e095de0625698a6</text:span></text:p>
          </draw:text-box>
        </draw:frame>
        <draw:frame draw:style-name="gr5" draw:text-style-name="P5" draw:layer="layout" svg:width="11.43cm" svg:height="4.445cm" svg:x="7.985cm" svg:y="6.207cm">
          <draw:text-box>
            <text:p text:style-name="P4"><text:span text:style-name="T2">5. açıklama</text:span></text:p>
            <text:p text:style-name="P4"><text:span text:style-name="T3">Burada sadece standart input/output kütüphanesi kullanılarak harf büyük/küçük çift yönlü değişimi yapılmaktadır. Alf[ ] 52 karakterlik string dizisi bizim için kritik noktadır. Ilk 26 karakteri küçük ve son 26 karakteri, ilk 26 karakter ile aynı sırada olan büyük karakterler şeklindedir. Yani a eğer alf[0] ise A alf[26] 'dır. Program bu mantığa dayanarak çalışmaktadır. Yine X eğer alf[52] ise x alf[26] olmalıdır.</text:span></text:p>
          </draw:text-box>
        </draw:frame>
        <draw:frame draw:style-name="gr5" draw:text-style-name="P5" draw:layer="layout" svg:width="11.43cm" svg:height="4.445cm" svg:x="7.985cm" svg:y="11.805cm">
          <draw:text-box>
            <text:p text:style-name="P4"><text:span text:style-name="T2">6.a Açıklama:</text:span></text:p>
            <text:p text:style-name="P4"><text:span text:style-name="T3">yesil değeri tanımlanmadığı için program derlenirken hata vermektedir.</text:span></text:p>
            <text:p text:style-name="P4"><text:span text:style-name="T2"/></text:p>
            <text:p text:style-name="P4"><text:span text:style-name="T2">6.b Açıklama:</text:span></text:p>
            <text:p text:style-name="P4"><text:span text:style-name="T3">Ne şekilde kullanacağımıza bağlı o nedenle şu daha iyi diğeri daha iyi diyemeyiz. Çok geniş kullanım alanları olabilir, birini kullanacağımız yerde diğerini kullanamayabiliriz.</text:span></text:p>
          </draw:text-box>
        </draw:frame>
        <draw:frame draw:style-name="gr5" draw:text-style-name="P5" draw:layer="layout" svg:width="7.62cm" svg:height="4.445cm" svg:x="1.762cm" svg:y="17.383cm">
          <draw:text-box>
            <text:p text:style-name="P4"><text:span text:style-name="T2">Ödev 1. Soru Açıklama:</text:span></text:p>
            <text:p text:style-name="P4"><text:span text:style-name="T2"/></text:p>
            <text:p text:style-name="P4"><text:span text:style-name="T4">Konsola Sırasıyla:</text:span></text:p>
            <text:p text:style-name="P4"><text:span text:style-name="T4">1. gcc* dosyaadi.c -lm (derlemek için)</text:span><text:span text:style-name="T4"><text:line-break/></text:span><text:span text:style-name="T4">2. ./a.out (çalıştırmak için)</text:span></text:p>
            <text:p text:style-name="P4"><text:span text:style-name="T4"/></text:p>
            <text:p text:style-name="P6"><text:span text:style-name="T4">* g</text:span><text:span text:style-name="T5">nu </text:span><text:span text:style-name="T4">c c</text:span><text:span text:style-name="T5">ompiler </text:span></text:p>
            <text:p text:style-name="P6"><text:span text:style-name="T5"/></text:p>
            <text:p text:style-name="P6"><text:span text:style-name="T4">gist: 383e96a2f8835b4f1cf5</text:span><text:span text:style-name="T5"> </text:span></text:p>
          </draw:text-box>
        </draw:frame>
        <draw:frame draw:style-name="gr5" draw:text-style-name="P5" draw:layer="layout" svg:width="8.973cm" svg:height="5.102cm" svg:x="10.061cm" svg:y="17.383cm">
          <draw:text-box>
            <text:p text:style-name="P4"><text:span text:style-name="T2">Ödev 2. Soru Açıklama:</text:span></text:p>
            <text:p text:style-name="P4"><text:span text:style-name="T2"/></text:p>
            <text:p text:style-name="P4"><text:span text:style-name="T4">Program while girilen sayı 0 değil ise şeklinde 0 girilene kadar sonsuz döngüdedir. min ve max değişkenlerini ilklemek için while içinde tek seferlik çalışan girilen değeri eşitleme if bloğu mevcuttur. Daha sonra karşılaştırmalarla min ve max değerleri belirlenir.</text:span></text:p>
            <text:p text:style-name="P4"><text:span text:style-name="T4"/></text:p>
            <text:p text:style-name="P4"><text:span text:style-name="T4">gist: ed37d6e2351edaec67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1:31:00.367539705</meta:creation-date>
    <dc:date>2016-03-06T12:05:37.047762315</dc:date>
    <meta:editing-duration>PT34M29S</meta:editing-duration>
    <meta:editing-cycles>13</meta:editing-cycles>
    <meta:generator>LibreOffice/5.0.5.2$Linux_X86_64 LibreOffice_project/00m0$Build-2</meta:generator>
    <meta:document-statistic meta:object-count="14"/>
  </office:meta>
</office:document-meta>
</file>